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Text_20_body" style:list-style-name="L20">
    </style:style>
    <style:style style:name="P23" style:family="paragraph" style:parent-style-name="Text_20_body" style:list-style-name="L21">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28">
      <style:paragraph-properties fo:margin-left="0.5in" fo:margin-right="0in" fo:text-indent="0in" style:auto-text-indent="false"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40">
      <style:paragraph-properties fo:margin-top="0in" fo:margin-bottom="0in"/>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41">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Quotations">
      <style:paragraph-properties fo:margin-left="0.5in" fo:margin-right="0in" fo:text-indent="0in" style:auto-text-indent="false"/>
    </style:style>
    <style:style style:name="P83" style:family="paragraph" style:parent-style-name="Text_20_body" style:list-style-name="L42">
      <style:paragraph-properties fo:margin-left="0.5in" fo:margin-right="0in" fo:text-indent="0in" style:auto-text-indent="false" fo:margin-top="0in" fo:margin-bottom="0in"/>
    </style:style>
    <style:style style:name="P84" style:family="paragraph" style:parent-style-name="Preformatted_20_Text">
    </style:style>
    <style:style style:name="P85" style:family="paragraph" style:parent-style-name="Text_20_body" style:list-style-name="L43">
    </style:style>
    <style:style style:name="P86" style:family="paragraph" style:parent-style-name="Text_20_body" style:list-style-name="L44">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Quotations">
      <style:paragraph-properties fo:margin-left="0.5in" fo:margin-right="0in" fo:text-indent="0in" style:auto-text-indent="false"/>
    </style:style>
    <style:style style:name="P92" style:family="paragraph" style:parent-style-name="Text_20_body" style:list-style-name="L45">
      <style:paragraph-properties fo:margin-top="0in" fo:margin-bottom="0in"/>
    </style:style>
    <style:style style:name="P93" style:family="paragraph" style:parent-style-name="Text_20_body" style:list-style-name="L46">
      <style:paragraph-properties fo:margin-top="0in" fo:margin-bottom="0in"/>
    </style:style>
    <style:style style:name="P94" style:family="paragraph" style:parent-style-name="Text_20_body" style:list-style-name="L47">
      <style:paragraph-properties fo:margin-top="0in" fo:margin-bottom="0in"/>
    </style:style>
    <style:style style:name="P95" style:family="paragraph" style:parent-style-name="Text_20_body" style:list-style-name="L48">
      <style:paragraph-properties fo:margin-top="0in" fo:margin-bottom="0in"/>
    </style:style>
    <style:style style:name="P96" style:family="paragraph" style:parent-style-name="Text_20_body" style:list-style-name="L49">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Quotations">
      <style:paragraph-properties fo:margin-left="0.5in" fo:margin-right="0in" fo:text-indent="0in" style:auto-text-indent="false"/>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50">
    </style:style>
    <style:style style:name="P106" style:family="paragraph" style:parent-style-name="Quotations">
      <style:paragraph-properties fo:margin-left="0.5in" fo:margin-right="0in" fo:text-indent="0in" style:auto-text-indent="false"/>
    </style:style>
    <style:style style:name="P107" style:family="paragraph" style:parent-style-name="Text_20_body" style:list-style-name="L51">
      <style:paragraph-properties fo:margin-top="0in" fo:margin-bottom="0in"/>
    </style:style>
    <style:style style:name="P108" style:family="paragraph" style:parent-style-name="Text_20_body" style:list-style-name="L52">
      <style:paragraph-properties fo:margin-top="0in" fo:margin-bottom="0in"/>
    </style:style>
    <style:style style:name="P109" style:family="paragraph" style:parent-style-name="Text_20_body" style:list-style-name="L53">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Quotations">
      <style:paragraph-properties fo:margin-left="0.5in" fo:margin-right="0in" fo:text-indent="0in" style:auto-text-indent="false"/>
    </style:style>
    <style:style style:name="P137" style:family="paragraph" style:parent-style-name="Quotations">
      <style:paragraph-properties fo:margin-left="0.5in" fo:margin-right="0in" fo:text-indent="0in" style:auto-text-indent="false"/>
    </style:style>
    <style:style style:name="P138" style:family="paragraph" style:parent-style-name="Text_20_body" style:list-style-name="L54">
    </style:style>
    <style:style style:name="P139" style:family="paragraph" style:parent-style-name="Text_20_body" style:list-style-name="L55">
      <style:paragraph-properties fo:margin-top="0in" fo:margin-bottom="0in"/>
    </style:style>
    <style:style style:name="P140" style:family="paragraph" style:parent-style-name="Text_20_body" style:list-style-name="L56">
      <style:paragraph-properties fo:margin-top="0in" fo:margin-bottom="0in"/>
    </style:style>
    <style:style style:name="P141" style:family="paragraph" style:parent-style-name="Text_20_body" style:list-style-name="L57">
      <style:paragraph-properties fo:margin-top="0in" fo:margin-bottom="0in"/>
    </style:style>
    <style:style style:name="P142" style:family="paragraph" style:parent-style-name="Quotations">
      <style:paragraph-properties fo:margin-left="0.5in" fo:margin-right="0in" fo:text-indent="0in" style:auto-text-indent="false"/>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Quotations">
      <style:paragraph-properties fo:margin-left="0.5in" fo:margin-right="0in" fo:text-indent="0in" style:auto-text-indent="false"/>
    </style:style>
    <style:style style:name="P151" style:family="paragraph" style:parent-style-name="Text_20_body" style:list-style-name="L58">
    </style:style>
    <style:style style:name="P152" style:family="paragraph" style:parent-style-name="Text_20_body" style:list-style-name="L59">
      <style:paragraph-properties fo:margin-top="0in" fo:margin-bottom="0in"/>
    </style:style>
    <style:style style:name="P153" style:family="paragraph" style:parent-style-name="Text_20_body" style:list-style-name="L60">
      <style:paragraph-properties fo:margin-top="0in" fo:margin-bottom="0in"/>
    </style:style>
    <style:style style:name="P154" style:family="paragraph" style:parent-style-name="Text_20_body" style:list-style-name="L61">
    </style:style>
    <style:style style:name="P155" style:family="paragraph" style:parent-style-name="Text_20_body" style:list-style-name="L62">
      <style:paragraph-properties fo:margin-top="0in" fo:margin-bottom="0in"/>
    </style:style>
    <style:style style:name="P156" style:family="paragraph" style:parent-style-name="Quotations">
      <style:paragraph-properties fo:margin-left="0.5in" fo:margin-right="0in" fo:text-indent="0in" style:auto-text-indent="false"/>
    </style:style>
    <style:style style:name="P157" style:family="paragraph" style:parent-style-name="Text_20_body" style:list-style-name="L63">
      <style:paragraph-properties fo:margin-top="0in" fo:margin-bottom="0in"/>
    </style:style>
    <style:style style:name="P158" style:family="paragraph" style:parent-style-name="Quotations">
      <style:paragraph-properties fo:margin-left="0.5in" fo:margin-right="0in" fo:text-indent="0in" style:auto-text-indent="false"/>
    </style:style>
    <style:style style:name="P159" style:family="paragraph" style:parent-style-name="Text_20_body" style:list-style-name="L64">
      <style:paragraph-properties fo:margin-left="0.5in" fo:margin-right="0in" fo:text-indent="0in" style:auto-text-indent="false" fo:margin-top="0in" fo:margin-bottom="0in"/>
    </style:style>
    <style:style style:name="P160" style:family="paragraph" style:parent-style-name="Text_20_body" style:list-style-name="L65">
    </style:style>
    <style:style style:name="P161" style:family="paragraph" style:parent-style-name="Text_20_body" style:list-style-name="L66">
      <style:paragraph-properties fo:margin-top="0in" fo:margin-bottom="0in"/>
    </style:style>
    <style:style style:name="P162" style:family="paragraph" style:parent-style-name="Text_20_body" style:list-style-name="L67">
      <style:paragraph-properties fo:margin-top="0in" fo:margin-bottom="0in"/>
    </style:style>
    <style:style style:name="P163" style:family="paragraph" style:parent-style-name="Text_20_body" style:list-style-name="L68">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Text_20_body" style:list-style-name="L69">
      <style:paragraph-properties fo:margin-top="0in" fo:margin-bottom="0in"/>
    </style:style>
    <style:style style:name="P221" style:family="paragraph" style:parent-style-name="Quotations">
      <style:paragraph-properties fo:margin-left="0.5in" fo:margin-right="0in" fo:text-indent="0in" style:auto-text-indent="false"/>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Quotations">
      <style:paragraph-properties fo:margin-left="0.5in" fo:margin-right="0in" fo:text-indent="0in" style:auto-text-indent="false"/>
    </style:style>
    <style:style style:name="P256" style:family="paragraph" style:parent-style-name="Preformatted_20_Text">
      <style:paragraph-properties fo:margin-left="0.5in" fo:margin-right="0in" fo:text-indent="0in" style:auto-text-indent="false"/>
    </style:style>
    <style:style style:name="P257" style:family="paragraph" style:parent-style-name="Preformatted_20_Text">
      <style:paragraph-properties fo:margin-left="0.5in" fo:margin-right="0in" fo:text-indent="0in" style:auto-text-indent="false"/>
    </style:style>
    <style:style style:name="P258" style:family="paragraph" style:parent-style-name="Preformatted_20_Text">
      <style:paragraph-properties fo:margin-left="0.5in" fo:margin-right="0in" fo:text-indent="0in" style:auto-text-indent="false"/>
    </style:style>
    <style:style style:name="P259" style:family="paragraph" style:parent-style-name="Preformatted_20_Text">
      <style:paragraph-properties fo:margin-left="0.5in" fo:margin-right="0in" fo:text-indent="0in" style:auto-text-indent="false"/>
    </style:style>
    <style:style style:name="P260" style:family="paragraph" style:parent-style-name="Preformatted_20_Text">
      <style:paragraph-properties fo:margin-left="0.5in" fo:margin-right="0in" fo:text-indent="0in" style:auto-text-indent="false"/>
    </style:style>
    <style:style style:name="P261" style:family="paragraph" style:parent-style-name="Preformatted_20_Text">
      <style:paragraph-properties fo:margin-left="0.5in" fo:margin-right="0in" fo:text-indent="0in" style:auto-text-indent="false"/>
    </style:style>
    <style:style style:name="P262" style:family="paragraph" style:parent-style-name="Preformatted_20_Text">
      <style:paragraph-properties fo:margin-left="0.5in" fo:margin-right="0in" fo:text-indent="0in" style:auto-text-indent="false"/>
    </style:style>
    <style:style style:name="P263" style:family="paragraph" style:parent-style-name="Preformatted_20_Text">
      <style:paragraph-properties fo:margin-left="0.5in" fo:margin-right="0in" fo:text-indent="0in" style:auto-text-indent="false"/>
    </style:style>
    <style:style style:name="P264" style:family="paragraph" style:parent-style-name="Preformatted_20_Text">
      <style:paragraph-properties fo:margin-left="0.5in" fo:margin-right="0in" fo:text-indent="0in" style:auto-text-indent="false"/>
    </style:style>
    <style:style style:name="P265" style:family="paragraph" style:parent-style-name="Preformatted_20_Text">
      <style:paragraph-properties fo:margin-left="0.5in" fo:margin-right="0in" fo:text-indent="0in" style:auto-text-indent="false"/>
    </style:style>
    <style:style style:name="P266" style:family="paragraph" style:parent-style-name="Preformatted_20_Text">
      <style:paragraph-properties fo:margin-left="0.5in" fo:margin-right="0in" fo:text-indent="0in" style:auto-text-indent="false"/>
    </style:style>
    <style:style style:name="P267" style:family="paragraph" style:parent-style-name="Text_20_body" style:list-style-name="L70">
      <style:paragraph-properties fo:margin-top="0in" fo:margin-bottom="0in"/>
    </style:style>
    <style:style style:name="P268" style:family="paragraph" style:parent-style-name="Text_20_body" style:list-style-name="L71">
      <style:paragraph-properties fo:margin-top="0in" fo:margin-bottom="0in"/>
    </style:style>
    <style:style style:name="P269" style:family="paragraph" style:parent-style-name="Text_20_body" style:list-style-name="L7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 text:style-name="L10">
                        <text:list-item>
                          <text:p text:style-name="P10"><text:a xlink:type="simple" xlink:href="#placeholder" office:name=""><text:span text:style-name="Definition">Placeholder</text:span></text:a></text:p>
                        </text:list-item>
                        <text:list-item>
                          <text:p text:style-name="P10"><text:a xlink:type="simple" xlink:href="#nous-tipus-de-camps" office:name=""><text:span text:style-name="Definition">Nous tipus de camps</text:span></text:a></text:p>
                        </text:list-item>
                        <text:list-item>
                          <text:p text:style-name="P10"><text:a xlink:type="simple" xlink:href="#atributs-de-validació" office:name=""><text:span text:style-name="Definition">Atributs de validació</text:span></text:a></text:p>
                        </text:list-item>
                      </text:list>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1">
                    <text:list-item>
                      <text:p text:style-name="P11"><text:a xlink:type="simple" xlink:href="#ecmascript" office:name=""><text:span text:style-name="Definition">ECMASCRIPT</text:span></text:a></text:p>
                      <text:list text:style-name="L12">
                        <text:list-item>
                          <text:p text:style-name="P12"><text:a xlink:type="simple" xlink:href="#strict-mode" office:name=""><text:span text:style-name="Definition">Strict Mode</text:span></text:a></text:p>
                          <text:list text:style-name="L13">
                            <text:list-item>
                              <text:p text:style-name="P13"><text:a xlink:type="simple" xlink:href="#activació" office:name=""><text:span text:style-name="Definition">Activació</text:span></text:a></text:p>
                            </text:list-item>
                          </text:list>
                        </text:list-item>
                        <text:list-item>
                          <text:p text:style-name="P12"><text:a xlink:type="simple" xlink:href="#variables" office:name=""><text:span text:style-name="Definition">Variables</text:span></text:a></text:p>
                        </text:list-item>
                        <text:list-item>
                          <text:p text:style-name="P12"><text:a xlink:type="simple" xlink:href="#Àmbit-scope" office:name=""><text:span text:style-name="Definition">Àmbit (Scope)</text:span></text:a></text:p>
                        </text:list-item>
                        <text:list-item>
                          <text:p text:style-name="P12"><text:a xlink:type="simple" xlink:href="#closures" office:name=""><text:span text:style-name="Definition">Closures</text:span></text:a></text:p>
                        </text:list-item>
                        <text:list-item>
                          <text:p text:style-name="P12"><text:a xlink:type="simple" xlink:href="#this" office:name=""><text:span text:style-name="Definition">This</text:span></text:a></text:p>
                        </text:list-item>
                      </text:list>
                    </text:list-item>
                    <text:list-item>
                      <text:p text:style-name="P11"><text:a xlink:type="simple" xlink:href="#es6" office:name=""><text:span text:style-name="Definition">ES6+</text:span></text:a></text:p>
                      <text:list text:style-name="L14">
                        <text:list-item>
                          <text:p text:style-name="P14"><text:a xlink:type="simple" xlink:href="#noves-funcionalitats" office:name=""><text:span text:style-name="Definition">Noves Funcionalitats</text:span></text:a></text:p>
                        </text:list-item>
                        <text:list-item>
                          <text:p text:style-name="P14"><text:a xlink:type="simple" xlink:href="#compatibilitat-cap-enrere" office:name=""><text:span text:style-name="Definition">Compatibilitat cap Enrere</text:span></text:a></text:p>
                          <text:list text:style-name="L15">
                            <text:list-item>
                              <text:p text:style-name="P15"><text:a xlink:type="simple" xlink:href="#polyfill" office:name=""><text:span text:style-name="Definition">Polyfill</text:span></text:a></text:p>
                            </text:list-item>
                            <text:list-item>
                              <text:p text:style-name="P15"><text:a xlink:type="simple" xlink:href="#transpiladors" office:name=""><text:span text:style-name="Definition">Transpiladors</text:span></text:a></text:p>
                            </text:list-item>
                          </text:list>
                        </text:list-item>
                      </text:list>
                    </text:list-item>
                    <text:list-item>
                      <text:p text:style-name="P11"><text:a xlink:type="simple" xlink:href="#referències-2" office:name=""><text:span text:style-name="Definition">Referències</text:span></text:a></text:p>
                    </text:list-item>
                  </text:list>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6">
            <text:list-item>
              <text:p text:style-name="P16"><text:a xlink:type="simple" xlink:href="#editor-de-text" office:name=""><text:span text:style-name="Definition">Editor de Text</text:span></text:a></text:p>
            </text:list-item>
            <text:list-item>
              <text:p text:style-name="P16"><text:a xlink:type="simple" xlink:href="#servidor-web-i-motor-de-plantilles-pug" office:name=""><text:span text:style-name="Definition">Servidor Web i Motor de Plantilles PUG.</text:span></text:a></text:p>
              <text:list text:style-name="L17">
                <text:list-item>
                  <text:p text:style-name="P17"><text:a xlink:type="simple" xlink:href="#prerequisits" office:name=""><text:span text:style-name="Definition">Prerequisits</text:span></text:a></text:p>
                </text:list-item>
                <text:list-item>
                  <text:p text:style-name="P17"><text:a xlink:type="simple" xlink:href="#procediment" office:name=""><text:span text:style-name="Definition">Procediment</text:span></text:a></text:p>
                </text:list-item>
                <text:list-item>
                  <text:p text:style-name="P17"><text:a xlink:type="simple" xlink:href="#plantilles-pug" office:name=""><text:span text:style-name="Definition">Plantilles <text:span text:style-name="T1">Pug</text:span></text:span></text:a></text:p>
                </text:list-item>
              </text:list>
            </text:list-item>
            <text:list-item>
              <text:p text:style-name="P16"><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certs coneixements previs.</text:p>
      <text:p text:style-name="Text_20_body">Com veurem al llarg del curs, HTML5 no és només el llenguatge de marques (HTML), sino tot un ecosistema que comprèn aquest, els fulls d'estil (CSS), el llenguatge de programació ECMASCRIPT (Javascript) i tota una sèrie d'APIs que ens permeten des d'emmagatzemar dades als ordinadors de l'usuari (<text:span text:style-name="T1">LocalStorage</text:span>) fins a interactuar amb el sistema operatiu d'aquest ja sigui per obtenir les coordenades on es troba ubicat el dispositiu, la orientació de la pantalla, consultar els contactes, o fer vibrar el dispositiu, entre moltíssimes altres possibilitats.</text:p>
      <text:p text:style-name="Text_20_body">Però el gran desconegut amb diferència i no perquè li manqui importància és CSS. Dominar bé els conceptes fonamentals de CSS pot marcar la diferència a l'hora de treballar amb HTML5.</text:p>
      <text:p text:style-name="Text_20_body">Per aquest motiu, a més fer un breu repàs al HTML aprofundint només en les novetats que incorpora HTML5, aquest curs es centrarà principalment en aprofundir en els fulls d'estil (CSS).</text:p>
      <text:p text:style-name="Text_20_body">Addicionalment, al final de cada unitat didàctica, veurem una mica de Javascript, el qual ens ajudarà a acabar d'arrodonir els nostres projectes en HTML5.</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p text:style-name="Text_20_body">Hi ha molta matèria, però la major part és informació que molts ja coneixereu i que, en qualsevol cas, es pot trobar molt fàcilment a Internet.</text:p>
      <text:p text:style-name="Text_20_body">De fet, l'objectiu del curs no és que memoritzeu res: Sinó que assimileu els conceptes bàsics i sigueu capaços de trobar la documentació necessària quan la necessiteu.</text:p>
      <text:p text:style-name="Text_20_body">Al final d'aquesta primera unitat didàctica, veurem com implementar un senzill servidor web amb <text:span text:style-name="T1">Node.JS</text:span> i <text:span text:style-name="T1">Express</text:span> que ens servirà per penjar-hi els exercicis que anem desenvolupant i poder contrastar així com es veu el resultat tant al nostre ordinador com, a través de la xarxa Wifi, també als nostres telèfons mòbils.</text:p>
      <text:h text:style-name="Heading_20_2" text:outline-level="2">Història</text:h>
      <text:h text:style-name="Heading_20_3" text:outline-level="3">Abans de HTML5</text:h>
      <text:list text:style-name="L18">
        <text:list-item>
          <text:p text:style-name="P18">No hi havia un estàndard clar.</text:p>
          <text:list text:style-name="L19">
            <text:list-item>
              <text:p text:style-name="P19">O millor dit: N'hi havia molts de discrepants.</text:p>
            </text:list-item>
          </text:list>
        </text:list-item>
        <text:list-item>
          <text:p text:style-name="P18">Imperava la "guerra dels navegadors".</text:p>
        </text:list-item>
        <text:list-item>
          <text:p text:style-name="P18">Els navegadors aplicaven estrictament les normes imposades per l'especificació corresponent al DTD.</text:p>
        </text:list-item>
        <text:list-item>
          <text:p text:style-name="P18">I si no hi havia DTD, reportaven un error per la consola (que l'usuari corrent normalment no veu) i, "feien el que podien".</text:p>
        </text:list-item>
      </text:list>
      <text:p text:style-name="P20">📌 Al final un s'adonava que de vegades era millor treure DTD perquè així solien funcionar totes les funcionalitats de les distintes especificacions.</text:p>
      <text:h text:style-name="Heading_20_3" text:outline-level="3">A partir d'HTML5</text:h>
      <text:p text:style-name="First_20_paragraph">Al contrari que les versions anteriors, HTML5 és una especificació oberta que va creixent al llarg del temps.</text:p>
      <text:p text:style-name="Text_20_body">Per aquest motiu es simplifica el <text:span text:style-name="T1">doctype</text:span> que passa a ser simplement:</text:p>
      <text:p text:style-name="P21">&lt;!DOCTYPE HTML&gt;</text:p>
      <text:p text:style-name="First_20_paragraph"><text:span text:style-name="T2">A partir d'HTML5, aquell "feien el que podien" d'abans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2">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20">
        <text:list-item>
          <text:p text:style-name="P22">Primer perquè sempre és bo verificar que el nostre codi s'ajusta als estàndards actuals.</text:p>
        </text:list-item>
        <text:list-item>
          <text:p text:style-name="P22">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1">
        <text:list-item>
          <text:p text:style-name="P23">Markup (HTML)</text:p>
        </text:list-item>
        <text:list-item>
          <text:p text:style-name="P23">Fulls d'Estil (StyleSheets)</text:p>
        </text:list-item>
        <text:list-item>
          <text:p text:style-name="P23">Javascript</text:p>
        </text:list-item>
        <text:list-item>
          <text:p text:style-name="P23">DOM</text:p>
        </text:list-item>
        <text:list-item>
          <text:p text:style-name="P23">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4">&lt;div class="menu"&gt;</text:p>
      <text:p text:style-name="P25"><text:s text:c="4"/>(contingut...)</text:p>
      <text:p text:style-name="P26">&lt;/div&gt;</text:p>
      <text:p text:style-name="First_20_paragraph">Auto-tancats:</text:p>
      <text:p text:style-name="P27">&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8">&lt;my-component&gt;</text:p>
      <text:p text:style-name="P29"><text:s text:c="4"/>(contingut...)</text:p>
      <text:p text:style-name="P30">&lt;/my-component&gt;</text:p>
      <text:p text:style-name="P31">☞ React, Polymer i Angular son alguns dels frameworks més coneguts que en fan ús.</text:p>
      <text:h text:style-name="Heading_20_4" text:outline-level="4">Atributs</text:h>
      <text:list text:style-name="L22">
        <text:list-item>
          <text:p text:style-name="P32">Els noms del atributs és "case-insensitive" a HTML5.</text:p>
        </text:list-item>
      </text:list>
      <text:h text:style-name="Heading_20_5" text:outline-level="5">Atributs "data-xxx"</text:h>
      <text:p text:style-name="First_20_paragraph">De forma semblant als <text:span text:style-name="T1">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2">el que és molt més important:</text:span> sense el perill que nous atributs que s'estandarditzin en el futur hi puguin col·lisionar.</text:p>
      <text:p text:style-name="Text_20_body">Resulten <text:span text:style-name="T2">molt 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3">
        <text:list-item>
          <text:p text:style-name="P33">DTD</text:p>
        </text:list-item>
        <text:list-item>
          <text:p text:style-name="P33">Document (<text:span text:style-name="Source_Text">&lt;html&gt;</text:span>)</text:p>
          <text:list text:style-name="L24">
            <text:list-item>
              <text:p text:style-name="P34">Capçalera (<text:span text:style-name="Source_Text">&lt;head&gt;</text:span>)</text:p>
            </text:list-item>
            <text:list-item>
              <text:p text:style-name="P34">Cos (<text:span text:style-name="Source_Text">&lt;body&gt;</text:span>)</text:p>
            </text:list-item>
          </text:list>
        </text:list-item>
      </text:list>
      <text:h text:style-name="Heading_20_5" text:outline-level="5">Elements de la Capçalera</text:h>
      <text:list text:style-name="L25">
        <text:list-item>
          <text:p text:style-name="P35">Títol (<text:span text:style-name="Source_Text">&lt;title&gt;</text:span>)</text:p>
        </text:list-item>
        <text:list-item>
          <text:p text:style-name="P35">Codificació de caràcters: <text:span text:style-name="Source_Text">&lt;meta charset='utf-8' /&gt;</text:span></text:p>
        </text:list-item>
        <text:list-item>
          <text:p text:style-name="P35">Viewport: <text:span text:style-name="Source_Text">&lt;meta name="viewport" content="width=device-width, initial-scale=1"&gt;</text:span></text:p>
        </text:list-item>
        <text:list-item>
          <text:p text:style-name="P35">Fulls d'estil</text:p>
          <text:list text:style-name="L26">
            <text:list-item>
              <text:p text:style-name="P36">Externs: <text:span text:style-name="Source_Text">&lt;link rel="stylesheet" type="text/css" href="..." /&gt;</text:span></text:p>
            </text:list-item>
            <text:list-item>
              <text:p text:style-name="P36">Interns: <text:span text:style-name="Source_Text">&lt;style&gt;...&lt;/style&gt;</text:span> (També poden anar dins el cos)</text:p>
            </text:list-item>
          </text:list>
        </text:list-item>
        <text:list-item>
          <text:p text:style-name="P35">Scripts (?)</text:p>
          <text:list text:style-name="L27">
            <text:list-item>
              <text:p text:style-name="P37">Externs: <text:span text:style-name="Source_Text">&lt;script src="..." /&gt;</text:span> (També poden anar dins el cos*)</text:p>
            </text:list-item>
            <text:list-item>
              <text:p text:style-name="P37">Interns: <text:span text:style-name="Source_Text">&lt;script&gt;...&lt;/script&gt;</text:span> (També poden anar dins el cos*)</text:p>
            </text:list-item>
          </text:list>
        </text:list-item>
      </text:list>
      <text:p text:style-name="P38">📌 Avui en dia els scripts es solen ubicar al propi cos del document i, preferentment, al final per dues raons:</text:p>
      <text:list text:style-name="L28">
        <text:list-item>
          <text:p text:style-name="P39">Per evitar retardar la descàrrega (i, com a conseqüència, també la renderització) del document.</text:p>
        </text:list-item>
        <text:list-item>
          <text:p text:style-name="P39">Perquè si el script necessita capturar elements del DOM, no pot fer-ho fins que aquests s'hagin creat. <text:span text:style-name="T2">I aquesta és la millor manera d'assegurar-ho</text:span>.</text:p>
        </text:list-item>
      </text:list>
      <text:h text:style-name="Heading_20_5" text:outline-level="5">Elements del Cos</text:h>
      <text:p text:style-name="First_20_paragraph">Els mes comuns son:</text:p>
      <text:list text:style-name="L29">
        <text:list-item>
          <text:p text:style-name="P40"><text:span text:style-name="Source_Text">&lt;div&gt;&lt;/div&gt;</text:span></text:p>
        </text:list-item>
        <text:list-item>
          <text:p text:style-name="P40"><text:span text:style-name="Source_Text">&lt;span&gt;&lt;/span&gt;</text:span></text:p>
        </text:list-item>
        <text:list-item>
          <text:p text:style-name="P40"><text:span text:style-name="Source_Text">&lt;h1&gt;&lt;/h1&gt;</text:span>, <text:span text:style-name="Source_Text">&lt;h2&gt;&lt;/h2&gt;</text:span>, <text:span text:style-name="Source_Text">&lt;h3&gt;&lt;/h3&gt;</text:span>, ...</text:p>
        </text:list-item>
        <text:list-item>
          <text:p text:style-name="P40"><text:span text:style-name="Source_Text">&lt;a href="..."&gt;&lt;/a&gt;</text:span></text:p>
        </text:list-item>
        <text:list-item>
          <text:p text:style-name="P40"><text:span text:style-name="Source_Text">&lt;p&gt;&lt;/p&gt;</text:span></text:p>
        </text:list-item>
        <text:list-item>
          <text:p text:style-name="P40"><text:span text:style-name="Source_Text">&lt;br /&gt;</text:span></text:p>
        </text:list-item>
        <text:list-item>
          <text:p text:style-name="P40"><text:span text:style-name="Source_Text">&lt;pre&gt;&lt;/pre&gt;</text:span></text:p>
        </text:list-item>
        <text:list-item>
          <text:p text:style-name="P40">etcètera...</text:p>
        </text:list-item>
      </text:list>
      <text:p text:style-name="First_20_paragraph">Llistes:</text:p>
      <text:list text:style-name="L30">
        <text:list-item>
          <text:p text:style-name="P41"><text:span text:style-name="Source_Text">&lt;ul&gt;&lt;/ul&gt;</text:span> / <text:span text:style-name="Source_Text">&lt;ol&gt;&lt;/ol&gt;</text:span></text:p>
          <text:list text:style-name="L31">
            <text:list-item>
              <text:p text:style-name="P42"><text:span text:style-name="Source_Text">&lt;li&gt;&lt;/li&gt;</text:span></text:p>
            </text:list-item>
          </text:list>
        </text:list-item>
      </text:list>
      <text:p text:style-name="First_20_paragraph">Taules:</text:p>
      <text:list text:style-name="L32">
        <text:list-item>
          <text:p text:style-name="P43"><text:span text:style-name="Source_Text">&lt;table&gt;&lt;/table&gt;</text:span></text:p>
          <text:list text:style-name="L33">
            <text:list-item>
              <text:p text:style-name="P44"><text:span text:style-name="Source_Text">&lt;thead&gt;&lt;/thead&gt;</text:span> / <text:span text:style-name="Source_Text">&lt;tbody&gt;&lt;/tbody&gt;</text:span> / <text:span text:style-name="Source_Text">&lt;tfooter&gt;&lt;/tfooter&gt;</text:span></text:p>
            </text:list-item>
            <text:list-item>
              <text:p text:style-name="P44"><text:span text:style-name="Source_Text">&lt;tr&gt;&lt;/tr&gt;</text:span></text:p>
            </text:list-item>
            <text:list-item>
              <text:p text:style-name="P44"><text:span text:style-name="Source_Text">&lt;td&gt;&lt;/td&gt;</text:span> / <text:span text:style-name="Source_Text">&lt;th&gt;&lt;/th&gt;</text:span></text:p>
            </text:list-item>
          </text:list>
        </text:list-item>
      </text:list>
      <text:p text:style-name="First_20_paragraph">Nous a HTML5</text:p>
      <text:list text:style-name="L34">
        <text:list-item>
          <text:p text:style-name="P45"><text:span text:style-name="Source_Text">&lt;header&gt;&lt;/header&gt;</text:span></text:p>
        </text:list-item>
        <text:list-item>
          <text:p text:style-name="P45"><text:span text:style-name="Source_Text">&lt;footer&gt;&lt;/footer&gt;</text:span></text:p>
        </text:list-item>
        <text:list-item>
          <text:p text:style-name="P45"><text:span text:style-name="Source_Text">&lt;section&gt;&lt;/section&gt;</text:span></text:p>
        </text:list-item>
        <text:list-item>
          <text:p text:style-name="P45"><text:span text:style-name="Source_Text">&lt;article&gt;&lt;/article&gt;</text:span></text:p>
        </text:list-item>
        <text:list-item>
          <text:p text:style-name="P45"><text:span text:style-name="Source_Text">&lt;aside&gt;&lt;/aside&gt;</text:span></text:p>
        </text:list-item>
        <text:list-item>
          <text:p text:style-name="P45">etcètera...</text:p>
        </text:list-item>
      </text:list>
      <text:h text:style-name="Heading_20_4" text:outline-level="4">Referències</text:h>
      <text:list text:style-name="L35">
        <text:list-item>
          <text:p text:style-name="P46"><text:span text:style-name="T2">Elements HTML5:</text:span></text:p>
          <text:list text:style-name="L36">
            <text:list-item>
              <text:p text:style-name="P47">Nous elements HTML5: <text:a xlink:type="simple" xlink:href="" office:name=""><text:span text:style-name="Definition">https://www.w3schools.com/html/html5_new_elements.asp</text:span></text:a>.</text:p>
            </text:list-item>
            <text:list-item>
              <text:p text:style-name="P47">Referència completa: <text:a xlink:type="simple" xlink:href="" office:name=""><text:span text:style-name="Definition">https://www.tutorialspoint.com/html5/html5_tags.htm</text:span></text:a>.</text:p>
            </text:list-item>
          </text:list>
        </text:list-item>
        <text:list-item>
          <text:p text:style-name="P46"><text:span text:style-name="T2">Atributs HTML5:</text:span></text:p>
          <text:list text:style-name="L37">
            <text:list-item>
              <text:p text:style-name="P48">Referència competa d'atributs: <text:a xlink:type="simple" xlink:href="" office:name=""><text:span text:style-name="Definition">https://www.w3schools.com/tags/ref_attributes.asp</text:span></text:a>.</text:p>
            </text:list-item>
          </text:list>
        </text:list-item>
        <text:list-item>
          <text:p text:style-name="P46"><text:span text:style-name="T2">Altres:</text:span></text:p>
          <text:list text:style-name="L38">
            <text:list-item>
              <text:p text:style-name="P49">Viewport: <text:a xlink:type="simple" xlink:href="" office:name=""><text:span text:style-name="Definition">https://developer.mozilla.org/en-US/docs/Mozilla/Mobile/Viewport_meta_tag</text:span></text:a>.</text:p>
            </text:list-item>
          </text:list>
        </text:list-item>
        <text:list-item>
          <text:p text:style-name="P46"><text:span text:style-name="T2">Frameworks:</text:span></text:p>
          <text:list text:style-name="L39">
            <text:list-item>
              <text:p text:style-name="P50">React: <text:a xlink:type="simple" xlink:href="" office:name=""><text:span text:style-name="Definition">https://reactjs.org/</text:span></text:a>.</text:p>
            </text:list-item>
            <text:list-item>
              <text:p text:style-name="P50">Polymer: <text:a xlink:type="simple" xlink:href="" office:name=""><text:span text:style-name="Definition">https://www.polymer-project.org/</text:span></text:a>.</text:p>
            </text:list-item>
            <text:list-item>
              <text:p text:style-name="P50">Angular: <text:a xlink:type="simple" xlink:href="" office:name=""><text:span text:style-name="Definition">https://angular.io/</text:span></text:a>.</text:p>
            </text:list-item>
          </text:list>
        </text:list-item>
      </text:list>
      <text:h text:style-name="Heading_20_3" text:outline-level="3">Formularis</text:h>
      <text:p text:style-name="First_20_paragraph"><text:span text:style-name="T2">Exemple:</text:span></text:p>
      <text:p text:style-name="P51"><text:s text:c="2"/>&lt;form&gt;</text:p>
      <text:p text:style-name="P52"><text:s text:c="4"/>&lt;input name="nom" type="text"</text:p>
      <text:p text:style-name="P53"><text:s text:c="8"/>placeholder="Escrigui el seu nom"</text:p>
      <text:p text:style-name="P54"><text:s text:c="4"/>&gt;</text:p>
      <text:p text:style-name="P55"><text:s text:c="4"/>&lt;input name="cognoms" type="text"</text:p>
      <text:p text:style-name="P56"><text:s text:c="8"/>placeholder="Escrigui els seus cognoms"</text:p>
      <text:p text:style-name="P57"><text:s text:c="4"/>&gt;</text:p>
      <text:p text:style-name="P58"><text:s text:c="4"/>&lt;button type="submit"&gt;</text:p>
      <text:p text:style-name="P59"><text:s text:c="2"/>&lt;/form&gt;</text:p>
      <text:p text:style-name="First_20_paragraph">A l'exemple anterior probablement hi trobareu a faltar els atributs <text:span text:style-name="T1">action</text:span> o <text:span text:style-name="T1">method</text:span> i pot ser hageu notat que hem fet servir un <text:span text:style-name="Source_Text">&lt;button&gt;</text:span> en comptes d'un <text:span text:style-name="Source_Text">&lt;input type="text"&gt;</text:span>. No és que ja no hi siguin a HTML5. Però moltes vegades no seran la forma més idònia de gestionar els formularis:</text:p>
      <text:list text:style-name="L40">
        <text:list-item>
          <text:p text:style-name="P60">En comptes d'esperar a que l'usuari envii el formulari per a validar-lo, normalment preferirem advertir a l'usuari tot d'una que detectem alguna cosa que no estigui bé.</text:p>
        </text:list-item>
        <text:list-item>
          <text:p text:style-name="P60">Tampoc és ja gaire habitual enviar un formulari recarregant tota la pàgina. El més usual és enviar les dades via <text:span text:style-name="T1">Ajax</text:span> i realitzar alguna modificació al document per a que l'usuari se n'adoni que la informació ha estat processada.</text:p>
        </text:list-item>
      </text:list>
      <text:p text:style-name="P61">📌 Tampoc hem fet servir el tag <text:span text:style-name="Source_Text">&lt;label&gt;</text:span>. Posar etiquetes és perfectament vàlid i, fins i tot recomanable en molts casos. Però de vegades, quan les dades son suficientment autoexplicatives, utilitzar només l'atribut <text:span text:style-name="T1">placehloder</text:span> per indicar què va a cada camp abans d'emplenar-lo, ens pot ajudar a assolir un aspecte molt més net.</text:p>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62">☞ Els tipus de camps que no estiguin suportats en un navegador antic, es comportaran igual que si fóssin <text:span text:style-name="Source_Text">&lt;input type="text"&gt;</text:span>.</text:p>
      <text:h text:style-name="Heading_20_4" text:outline-level="4">Nous atributs per a camps de formularis a HTML5</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placeholder</text:p>
          </table:table-cell>
          <table:table-cell table:style-name="Table2.A1" office:value-type="string">
            <text:p text:style-name="Table_20_Contents">pattern</text:p>
          </table:table-cell>
          <table:table-cell table:style-name="Table2.A1" office:value-type="string">
            <text:p text:style-name="Table_20_Contents">required</text:p>
          </table:table-cell>
        </table:table-row>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ext:p text:style-name="Table_20_Contents">autofocus</text:p>
          </table:table-cell>
        </table:table-row>
      </table:table>
      <text:h text:style-name="Heading_20_4" text:outline-level="4">Validació de Formularis</text:h>
      <text:p text:style-name="First_20_paragraph">La regla d'or en quant a validació de formularis és que aquesta <text:span text:style-name="T2">sempre es fa costat del servidor</text:span>.</text:p>
      <text:p text:style-name="P63">📌 Qualsevol validació que puguem fer al costat del client no només depen de que les funcionalitats que facem servir estiguin disponibles i funcionin correctament al navegador i versió concrets que faci servir l'usuari. Sinó també de que aquest no ens vulgui enganar i colar-nos uns valors que no compleixin les regles que nosaltres hem imposat.</text:p>
      <text:p text:style-name="First_20_paragraph">Dit això, obligar a l'usuari a emplenar tot un formulari per al final de tot dir-li que ho ha fet tot malament i que ha de tornar a començar és poc menys que suggerir-li que no torni. Especialment si en el procés li esborram les dades que havia introduït i el feim començar de zero.</text:p>
      <text:p text:style-name="Text_20_body">Per això, <text:span text:style-name="T2">A MÉS</text:span> de la validació principal al servidor, és recomanable que el formulari reaccioni a les accions de l'usuari proporcionant-li un feedback constant perquè pugui saber si ho està fent bé o malament.</text:p>
      <text:p text:style-name="Text_20_body">HTML5 ens proporciona vàries eines per fer just això:</text:p>
      <text:h text:style-name="Heading_20_5" text:outline-level="5">Placeholder</text:h>
      <text:p text:style-name="First_20_paragraph">D'acord: Tècnicament l'atribut <text:span text:style-name="T1">placeholder</text:span> no té res a veure amb la validació de formularis.</text:p>
      <text:p text:style-name="Text_20_body">Però en una situació com la següent:</text:p>
      <text:p text:style-name="P64">&lt;label for="data"&gt;Data&lt;/label&gt;</text:p>
      <text:p text:style-name="P65">&lt;input name="data" type="text"&gt;</text:p>
      <text:p text:style-name="First_20_paragraph">...afegir un atribut de l'estil de <text:span text:style-name="Source_Text">placeholder="dd/mm/aaaa"</text:span> pot ser un bon començament.</text:p>
      <text:p text:style-name="P66">📌 Evidentment, fer servir <text:span text:style-name="Source_Text">type="date"</text:span> seria una solució molt millor. Però amb navegadors (bastant) antics no funcionarà. En canvi, si combinam les dues solucions, probablement els usuaris dels navegadors més antics ens ho agrairan.</text:p>
      <text:h text:style-name="Heading_20_5" text:outline-level="5">Nous tipus de camps</text:h>
      <text:p text:style-name="First_20_paragraph">Considerem el següent exemple:</text:p>
      <text:p text:style-name="P67">&lt;label for="color"&gt;</text:p>
      <text:p text:style-name="P68"><text:s text:c="4"/>Indiqui quin és el seu color favorit</text:p>
      <text:p text:style-name="P69">&lt;/label&gt;</text:p>
      <text:p text:style-name="P70">&lt;input name="color" type="text"&gt;</text:p>
      <text:p text:style-name="First_20_paragraph">Això podríem dir que <text:span text:style-name="Source_Text">placeholder="Ex. #ff0000"</text:span> no ens ho arregla <text:span text:style-name="T1">massa</text:span>, precisament...</text:p>
      <text:p text:style-name="Text_20_body">Afortunadament, en HTML5 tenim el tipus de camp <text:span text:style-name="T1">color</text:span> que ens incrustarà un flamant <text:span text:style-name="T1">color-picker</text:span> per a que l'usuari pugi triar el que més li agradi.</text:p>
      <text:p text:style-name="Text_20_body">També, com hem dit, tenim el tipus <text:span text:style-name="T1">date</text:span> per a dates.</text:p>
      <text:p text:style-name="Text_20_body">Altres que tenim s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Text">time</text:span></text:p>
          </table:table-cell>
          <table:table-cell table:style-name="Table3.A1" office:value-type="string">
            <text:p text:style-name="Table_20_Contents"><text:span text:style-name="Source_Text">datetime-local</text:span></text:p>
          </table:table-cell>
          <table:table-cell table:style-name="Table3.A1" office:value-type="string">
            <text:p text:style-name="Table_20_Contents"><text:span text:style-name="Source_Text">month</text:span></text:p>
          </table:table-cell>
        </table:table-row>
        <table:table-row>
          <table:table-cell table:style-name="Table3.A1" office:value-type="string">
            <text:p text:style-name="Table_20_Contents"><text:span text:style-name="Source_Text">week</text:span></text:p>
          </table:table-cell>
          <table:table-cell table:style-name="Table3.A1" office:value-type="string">
            <text:p text:style-name="Table_20_Contents"><text:span text:style-name="Source_Text">number</text:span></text:p>
          </table:table-cell>
          <table:table-cell table:style-name="Table3.A1" office:value-type="string">
            <text:p text:style-name="Table_20_Contents"><text:span text:style-name="Source_Text">range</text:span></text:p>
          </table:table-cell>
        </table:table-row>
        <table:table-row>
          <table:table-cell table:style-name="Table3.A1" office:value-type="string">
            <text:p text:style-name="Table_20_Contents"><text:span text:style-name="Source_Text">search</text:span></text:p>
          </table:table-cell>
          <table:table-cell table:style-name="Table3.A1" office:value-type="string">
            <text:p text:style-name="Table_20_Contents"><text:span text:style-name="Source_Text">tel</text:span></text:p>
          </table:table-cell>
          <table:table-cell table:style-name="Table3.A1" office:value-type="string">
            <text:p text:style-name="Table_20_Contents"><text:span text:style-name="Source_Text">url</text:span></text:p>
          </table:table-cell>
        </table:table-row>
        <table:table-row>
          <table:table-cell table:style-name="Table3.A1" office:value-type="string">
            <text:p text:style-name="Table_20_Contents"><text:span text:style-name="Source_Text">email</text:span></text:p>
          </table:table-cell>
          <table:table-cell table:style-name="Table3.A1" office:value-type="string">
    </table:table-cell>
          <table:table-cell table:style-name="Table3.A1" office:value-type="string">
    </table:table-cell>
        </table:table-row>
      </table:table>
      <text:p text:style-name="First_20_paragraph">La forma d'implementar cadascun d'ells depen del navegador:</text:p>
      <text:list text:style-name="L41">
        <text:list-item>
          <text:p text:style-name="P71">En general alguns d'ells, com <text:span text:style-name="Source_Text">color</text:span> o <text:span text:style-name="Source_Text">range</text:span> ens presentaran un widget totalment personalitzat de manera que no podrem introduir valors invàlids de cap manera (tret que, per exemple, només vulguem acceptar dates dins d'un determinat període).</text:p>
        </text:list-item>
        <text:list-item>
          <text:p text:style-name="P71">Altres, com <text:span text:style-name="Source_Text">tel</text:span>, <text:span text:style-name="Source_Text">email</text:span>, etcètera... es mostraran com a camps de text normal permetent-nos editar el contingut lliurement, però mentre el valor introduït no sigui vàlid, presentaran un estil diferent (que per defecte depen del navegador però, com veurem més endavant, el podem personalitzar des del full d'estil).</text:p>
        </text:list-item>
      </text:list>
      <text:p text:style-name="P72">☞ A l'apartat de <text:span text:style-name="T1">Referències</text:span> podeu trobar l'enllaç a la llista actualitzada completa.</text:p>
      <text:h text:style-name="Heading_20_5" text:outline-level="5">Atributs de validació</text:h>
      <text:p text:style-name="First_20_paragraph"><text:span text:style-name="T2">pattern:</text:span></text:p>
      <text:p text:style-name="Text_20_body">Desgraciadament no podem tenir un tipus de camp específic per a cada tipus de dades que eventualment puguem voler sol·licitar en un formulari.</text:p>
      <text:p text:style-name="Text_20_body">A l'exemple següent:</text:p>
      <text:p text:style-name="P73">&lt;label for="url"&gt;Url&lt;/label&gt;</text:p>
      <text:p text:style-name="P74">&lt;input name="url" type="url"&gt;</text:p>
      <text:p text:style-name="P75">&lt;label for="ip"&gt;Adreça IP&lt;/label&gt;</text:p>
      <text:p text:style-name="P76">&lt;input name="ip" type="text" placeholder="Ex: 192.168.1.1"&gt;</text:p>
      <text:p text:style-name="First_20_paragraph">...el <text:span text:style-name="T1">placeholder</text:span> és un bon intent. Però la realitat és que si introduïm una url invàlida ens en adonarem de seguida. Però si introduïm "257.30.25.13" (o simplement "Sancho Panza"...) al camp d'adreça IP, no hi haurà res que ens indiqui que el valor és invàlid.</text:p>
      <text:p text:style-name="Text_20_body">Per solucionar això, l'atribut <text:span text:style-name="T1">pattern</text:span> ens permet especificar una expressió regular associada al camp de manera que, sempre que el contingut del mateix no la compleixi, adoptarà l'estat de "no validat".</text:p>
      <text:p text:style-name="P77">&lt;label for="ip"&gt;Adreça IP&lt;/label&gt;</text:p>
      <text:p text:style-name="P78">&lt;input name="ip" type="text"</text:p>
      <text:p text:style-name="P79"><text:s text:c="4"/>placeholder="Ex: 192.168.1.1"</text:p>
      <text:p text:style-name="P80"><text:s text:c="4"/>pattern="((^|\.)((25[0-5])|(2[0-4]\d)|(1\d\d)|([1-9]?\d))){4}$"</text:p>
      <text:p text:style-name="P81">&gt;</text:p>
      <text:p text:style-name="P82">📌 Les <text:span text:style-name="T1">expressions regulars</text:span> no acostumen a brillar per la seva llegibilitat i la de validar una IP, encara que sigui de versió 4, no és tampoc de les més senzilles.</text:p>
      <text:p text:style-name="P82">Però un cop les dominam son un recurs impagable a l'hora de validar dades.</text:p>
      <text:p text:style-name="P82">A la secció de <text:span text:style-name="T1">Referències</text:span> teniu dos enllaços al respecte:</text:p>
      <text:list text:style-name="L42">
        <text:list-item>
          <text:p text:style-name="P83">Un és un interessant recull d'<text:span text:style-name="T1">expressions regulars</text:span> comunes en la validació de formularis HTML5.</text:p>
        </text:list-item>
        <text:list-item>
          <text:p text:style-name="P83">L'altre, per aquells que estiguin interessats en aprendre'n més, és un portal on trobareu tota la informació que pugueu necessitar per dominar les <text:span text:style-name="T1">expressions regulars</text:span>.</text:p>
        </text:list-item>
      </text:list>
      <text:p text:style-name="First_20_paragraph"><text:span text:style-name="T2">required:</text:span></text:p>
      <text:p text:style-name="Text_20_body">L'atribut <text:span text:style-name="T1">pattern</text:span> ens permet dotar al formulari de la capacitat de diferenciar per ell mateix si el valor d'un camp és vàlid o no.</text:p>
      <text:p text:style-name="Text_20_body">Però no sempre és requerit emplenar tots els camps. De vegades alguns son opcionals i, si no estan emplenats difícilment podran complir el patró especificat.</text:p>
      <text:p text:style-name="Text_20_body">Per això l'atribut <text:span text:style-name="T1">required</text:span> ens permet identificar aquells camps que realment son requerits. De manera que el formulari pugui saber quan ens ha de marcar com a error el fet que, eventualment, no estigui emplenat.</text:p>
      <text:p text:style-name="P84">&lt;input name="nom" type="text" placeholder="Nom*" required&gt;</text:p>
      <text:p text:style-name="First_20_paragraph"><text:span text:style-name="T2">min, max i step:</text:span></text:p>
      <text:p text:style-name="Text_20_body">En camps de tipus <text:span text:style-name="T1">number</text:span> i <text:span text:style-name="T1">range</text:span> ens permeten establir els valors mínim, màxim i la resolució d'increment/decrement.</text:p>
      <text:p text:style-name="Text_20_body"><text:span text:style-name="T2">minlength i maxlength:</text:span></text:p>
      <text:p text:style-name="Text_20_body">En camps de text ens permeten establir una longitud mínima i màxima.</text:p>
      <text:h text:style-name="Heading_20_4" text:outline-level="4">Referències</text:h>
      <text:list text:style-name="L43">
        <text:list-item>
          <text:p text:style-name="P85">Tipus de camps en HTML5: <text:a xlink:type="simple" xlink:href="" office:name=""><text:span text:style-name="Definition">https://www.w3schools.com/html/html_form_input_types.asp</text:span></text:a></text:p>
        </text:list-item>
        <text:list-item>
          <text:p text:style-name="P85">Repositori d'expressions regulars comunes per HTML4: <text:a xlink:type="simple" xlink:href="" office:name=""><text:span text:style-name="Definition">http://html5pattern.com/Miscs</text:span></text:a></text:p>
        </text:list-item>
        <text:list-item>
          <text:p text:style-name="P85">Tot sobre expressions regulars: <text:a xlink:type="simple" xlink:href="" office:name=""><text:span text:style-name="Definition">https://www.regular-expressions.info/</text:span></text:a>.</text:p>
        </text:list-item>
        <text:list-item>
          <text:p text:style-name="P85">Més sobre validació de formularis: <text:a xlink:type="simple" xlink:href="" office:name=""><text:span text:style-name="Definition">https://developer.mozilla.org/en-US/docs/Learn/HTML/Forms/Form_validation</text:span></text:a>.</text:p>
        </text:list-item>
      </text:list>
      <text:h text:style-name="Heading_20_3" text:outline-level="3">Javascript</text:h>
      <text:p text:style-name="First_20_paragraph">Javascript és un llenguatge de programació <text:span text:style-name="T2">asíncron</text:span>:</text:p>
      <text:list text:style-name="L44">
        <text:list-item>
          <text:p text:style-name="P86">Orientat a events</text:p>
        </text:list-item>
        <text:list-item>
          <text:p text:style-name="P86">...que son gestionats mitjançant <text:span text:style-name="T1">callbacks</text:span></text:p>
        </text:list-item>
        <text:list-item>
          <text:p text:style-name="P86">...que s'enqueuen al <text:span text:style-name="T1">event-loop</text:span>.</text:p>
        </text:list-item>
      </text:list>
      <text:p text:style-name="First_20_paragraph">La seva primera versió la va desenvolupar <text:span text:style-name="T1">Brendan Eich</text:span> en només 10 dies per encàrrec de <text:span text:style-name="T1">Netscape</text:span> amb la intenció de dotar els seus navegadors de certa interactivitat.</text:p>
      <text:p text:style-name="Text_20_body">Els programes en Javascript s'executen en un sol fil del processador. El que ens permet programar <text:span text:style-name="T2">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Text_20_body">Per aquest motiu, podem fer coses com:</text:p>
      <text:p text:style-name="P87">&gt; "hello world".length</text:p>
      <text:p text:style-name="P88">11</text:p>
      <text:p text:style-name="P89">&gt; "hello world".split(" ")</text:p>
      <text:p text:style-name="P90">[ 'hello', 'world' ]</text:p>
      <text:p text:style-name="P91">El que no és en realitat és un llenguatge "orientat a classes": No cal una <text:span text:style-name="T1">classe</text:span> per crear un objecte en Javascript.</text:p>
      <text:p text:style-name="P91">També té herència. Però el que s'hereden son els <text:span text:style-name="T1">prototipus</text:span> i no les <text:span text:style-name="T1">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5">
        <text:list-item>
          <text:p text:style-name="P92"><text:span text:style-name="Source_Text">Math</text:span></text:p>
        </text:list-item>
        <text:list-item>
          <text:p text:style-name="P92"><text:span text:style-name="Source_Text">Date</text:span></text:p>
        </text:list-item>
        <text:list-item>
          <text:p text:style-name="P92"><text:span text:style-name="Source_Text">RegExp</text:span></text:p>
        </text:list-item>
        <text:list-item>
          <text:p text:style-name="P92"><text:span text:style-name="Source_Text">Object</text:span></text:p>
        </text:list-item>
        <text:list-item>
          <text:p text:style-name="P92"><text:span text:style-name="Source_Text">String</text:span></text:p>
        </text:list-item>
        <text:list-item>
          <text:p text:style-name="P92"><text:span text:style-name="Source_Text">Number</text:span></text:p>
        </text:list-item>
        <text:list-item>
          <text:p text:style-name="P92"><text:span text:style-name="Source_Text">Array</text:span></text:p>
        </text:list-item>
      </text:list>
      <text:p text:style-name="First_20_paragraph">...i d'altres només els trobarem en entorns determinats:</text:p>
      <text:list text:style-name="L46">
        <text:list-item>
          <text:p text:style-name="P93">Node.JS:</text:p>
          <text:list text:style-name="L47">
            <text:list-item>
              <text:p text:style-name="P94"><text:span text:style-name="Source_Text">process</text:span></text:p>
            </text:list-item>
            <text:list-item>
              <text:p text:style-name="P94"><text:span text:style-name="Source_Text">fs</text:span></text:p>
            </text:list-item>
          </text:list>
        </text:list-item>
        <text:list-item>
          <text:p text:style-name="P93">Navegador:</text:p>
          <text:list text:style-name="L48">
            <text:list-item>
              <text:p text:style-name="P95"><text:span text:style-name="Source_Text">document</text:span></text:p>
            </text:list-item>
            <text:list-item>
              <text:p text:style-name="P95"><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49">
        <text:list-item>
          <text:p text:style-name="P96">A qualsevol intèrpret de terminal, com Node.JS: Ens mostrarà el resultat per la pantalla (consola).</text:p>
        </text:list-item>
        <text:list-item>
          <text:p text:style-name="P96">En un navegador, en canvi: Els missatges romanen ocults a no ser que nosaltres accediguem a la <text:span text:style-name="T1">consola del 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2">ECMA:</text:span> (European Computer Manufacturers Association) va voler estandarditzar-lo. Però el terme "Javascript" és una marca comercial registrada i l'aleshores titular, <text:span text:style-name="T1">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97">var Comptador = 10;</text:p>
      <text:p text:style-name="P98">comptador--;</text:p>
      <text:p text:style-name="P99">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1">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100">"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2">també funcionaria amb motors antics</text:span>.</text:p>
      <text:p text:style-name="P101">📌 En resum: <text:span text:style-name="T2">SEMPRE</text:span> que ens disposem a escriure codi en Javascript, el primer que farem serà posar la cadena <text:span text:style-name="Source_Text">"use strict";</text:span> al principi.</text:p>
      <text:p text:style-name="P101">Això ens ajudarà a fer millor codi i ens evitarà molts de problemes...</text:p>
      <text:h text:style-name="Heading_20_5" text:outline-level="5">Variables</text:h>
      <text:p text:style-name="First_20_paragraph">Tenim tres formes de declarar variables:</text:p>
      <text:p text:style-name="P102">var foo; // Function (closure) level scope</text:p>
      <text:p text:style-name="P103">let bar; // Block ({ ... }) level scope</text:p>
      <text:p text:style-name="P104">const foo; <text:s text:c="1"/>// Block-level, not de-referenciable.</text:p>
      <text:list text:style-name="L50">
        <text:list-item>
          <text:p text:style-name="P105">Només <text:span text:style-name="Source_Text">var</text:span> funcionarà en versions antigues (però hi ha <text:span text:style-name="T1">transpiladors</text:span> que ens ho arreglen).</text:p>
        </text:list-item>
        <text:list-item>
          <text:p text:style-name="P105">Amb <text:span text:style-name="Source_Text">let</text:span> i <text:span text:style-name="Source_Text">const</text:span> no hi ha <text:span text:style-name="T1">hoisting</text:span>: (No poden ser referenciades abans de la declaració). Ni tampoc fora del bloc en el que s'han definit.</text:p>
        </text:list-item>
        <text:list-item>
          <text:p text:style-name="P105">Les variables en Javascript son <text:span text:style-name="T1">referències</text:span> a objectes: <text:span text:style-name="T2">Amb </text:span><text:span text:style-name="Source_Text">const</text:span><text:span text:style-name="T2"> l'únic que és constant és la referència:</text:span> El contingut de l'objecte sí pot canviar.</text:p>
        </text:list-item>
      </text:list>
      <text:p text:style-name="P106">📌 Com a bona pràctica (sempre que ens ho poguem permetre) farem servir preferentment <text:span text:style-name="T1">const</text:span>. Si no ens serveix <text:span text:style-name="T1">let</text:span> i, només com a darrer recurs <text:span text:style-name="T1">var</text:span>.</text:p>
      <text:h text:style-name="Heading_20_5" text:outline-level="5">Àmbit (Scope)</text:h>
      <text:p text:style-name="First_20_paragraph">L'àmbit d'una variable determina a quines parts del codi aquesta és visible.</text:p>
      <text:list text:style-name="L51">
        <text:list-item>
          <text:p text:style-name="P107">Les variables <text:span text:style-name="T1">globals</text:span> son aquelles que son visibles des de qualsevol part del programa.</text:p>
          <text:list text:style-name="L52">
            <text:list-item>
              <text:p text:style-name="P108">Fora del mode estricte les variables invocades sense haver estat prèviament declarades (ex.: <text:span text:style-name="Source_Text">a = 23;</text:span>) es declaren automàticament a l'àmbit global. <text:span text:style-name="T2">Per això SEMPRE hem d'activar el mode estricte</text:span>.</text:p>
            </text:list-item>
            <text:list-item>
              <text:p text:style-name="P108">En el mode estricte només es poden declarar variables globals amb <text:span text:style-name="Source_Text">var</text:span> i exclusivament fora de qualsevol <text:span text:style-name="T1">clausura</text:span>.</text:p>
            </text:list-item>
            <text:list-item>
              <text:p text:style-name="P108">En realitat, les variables d'àmbit global son propietats del <text:span text:style-name="T1">global object</text:span>. Així <text:span text:style-name="Source_Text">var foo="bar"</text:span> (fora de qualsevol clausura) i <text:span text:style-name="Source_Text">window.foo="bar"</text:span> serien declaracions equivalents.</text:p>
            </text:list-item>
            <text:list-item>
              <text:p text:style-name="P108">El <text:span text:style-name="T1">global object</text:span> és <text:span text:style-name="Source_Text">window</text:span> als navegadors i <text:span text:style-name="Source_Text">process</text:span> a <text:span text:style-name="T1">Node.JS</text:span>. Existeix la proposta d'estandarditzar pròpiament <text:span text:style-name="Source_Text">global</text:span> com a referència a <text:span text:style-name="Source_Text">window</text:span> o <text:span text:style-name="Source_Text">process</text:span>, respectivament.</text:p>
            </text:list-item>
          </text:list>
        </text:list-item>
        <text:list-item>
          <text:p text:style-name="P107">L'àmbit de les variables declarades amb <text:span text:style-name="Source_Text">var</text:span> és el de la <text:span text:style-name="T1">clausura</text:span> dins la que han estat declarades o l'àmbit global en el cas que de no haver estat declarades dins cap.</text:p>
        </text:list-item>
        <text:list-item>
          <text:p text:style-name="P107">L'àmbit de les variables declarades amb <text:span text:style-name="Source_Text">let</text:span> o <text:span text:style-name="Source_Text">const</text:span> és el del <text:span text:style-name="T1">bloc</text:span> de codi en el que han estat definides.</text:p>
          <text:list text:style-name="L53">
            <text:list-item>
              <text:p text:style-name="P109">Els <text:span text:style-name="T1">blocs de codi</text:span> es delimiten amb <text:span text:style-name="Source_Text">{</text:span> i <text:span text:style-name="Source_Text">}</text:span> ja sigui com a predicat d'una sentència (<text:span text:style-name="Source_Text">if (x) {...}</text:span>) o simplement posats expréssament amb la finalitat de limitar l'àmbit de les variables del seu interior (<text:span text:style-name="Source_Text">{let <text:s text:c="2"/>i=0; ...}</text:span>):</text:p>
            </text:list-item>
            <text:list-item>
              <text:p text:style-name="P109">Un cas especial és el de la sentència <text:span text:style-name="T1">for</text:span> ón al codi <text:span text:style-name="Source_Text">for (let i=0; <text:s text:c="2"/>i&lt;arr.length; i++) {...}</text:span>, l'àmbit de <text:span text:style-name="Source_Text">i</text:span> correspondria a l'interior el bloc <text:span text:style-name="Source_Text">{...}</text:span>.</text:p>
            </text:list-item>
          </text:list>
        </text:list-item>
      </text:list>
      <text:p text:style-name="P110">const arr = [1, 2, 3, 4]</text:p>
      <text:p text:style-name="P111">for (let i=0; i&lt;arr.length; i++) {</text:p>
      <text:p text:style-name="P112"><text:s text:c="4"/>arr[i] += 2;</text:p>
      <text:p text:style-name="P113">};</text:p>
      <text:p text:style-name="P114">console.log (arr); // [3, 4, 5, 6]</text:p>
      <text:p text:style-name="P115">console.log (i); // Error!!</text:p>
      <text:p text:style-name="P116"><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2">que invocam</text:span> una funció (no en el temps de creació) pel que cada cop que invoquem de nou la mateixa funció s'en crearà una de nova totalment separada de la anterior.</text:p>
      <text:p text:style-name="Text_20_body">Les variables declarades dins una clausura només son visibles dins d'aquesta <text:span text:style-name="T2">i dins les que es crein dins ella.</text:span> D'això s'en diu <text:span text:style-name="T1">Runtime Scope</text:span> o àmbit en temps d'execució.</text:p>
      <text:p text:style-name="Text_20_body">En canvi, <text:span text:style-name="T2">els objectes que aquestes referencien, també poden ser referenciats des de l'exterior</text:span>:</text:p>
      <text:p text:style-name="P117">function sumador(n) { // Això no crea cap clausura.</text:p>
      <text:p text:style-name="P118"><text:s text:c="4"/>let x = n; // (en realitat hauriem pogut fer servir 'n')</text:p>
      <text:p text:style-name="P119"><text:s text:c="4"/>let fn = function suma(m) {</text:p>
      <text:p text:style-name="P120"><text:s text:c="8"/>x += m;</text:p>
      <text:p text:style-name="P121"><text:s text:c="8"/>return x;</text:p>
      <text:p text:style-name="P122"><text:s text:c="4"/>};</text:p>
      <text:p text:style-name="P123"><text:s text:c="4"/>return fn;</text:p>
      <text:p text:style-name="P124">};</text:p>
      <text:p text:style-name="P125"/>
      <text:p text:style-name="P126">let s1 = sumador(0); // Això sí crea una clausura.</text:p>
      <text:p text:style-name="P127">let s2 = sumador(100); // I això una altra...</text:p>
      <text:p text:style-name="P128"/>
      <text:p text:style-name="P129">console.log (s1(3)); // 3</text:p>
      <text:p text:style-name="P130">console.log (s1(5)); // 8</text:p>
      <text:p text:style-name="P131">console.log (s2(5)); // 105</text:p>
      <text:p text:style-name="First_20_paragraph">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Source_Text">const</text:span> o <text:span text:style-name="Source_Text">let</text:span>:</text:p>
      <text:p text:style-name="P132">// Petit controlador secundari:</text:p>
      <text:p text:style-name="P133">(function(model) {</text:p>
      <text:p text:style-name="P134"><text:s text:c="3"/>... implementació ...</text:p>
      <text:p text:style-name="P135">})(model.submodel.foo.bar);</text:p>
      <text:p text:style-name="P136">📌 El patró anterior es coneix pel nom de <text:span text:style-name="T1">IIFE</text:span>: <text:span text:style-name="T1">(Immediately Invoked Function Expression)</text:span>.</text:p>
      <text:p text:style-name="P136">La seva forma més senzilla és <text:span text:style-name="Source_Text">(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Source_Text">const myCoolObj = (function coolObjBulder(options){...;return obj})(config);</text:span></text:p>
      <text:h text:style-name="Heading_20_5" text:outline-level="5">This</text:h>
      <text:p text:style-name="First_20_paragraph"><text:span text:style-name="T1">this</text:span> és la propietat més àmpliament incompresa de Javascript.</text:p>
      <text:p text:style-name="Text_20_body"><text:span text:style-name="T1">this</text:span> implementa el <text:span text:style-name="T1">Call Site Scope</text:span> (en contraposició amb el <text:span text:style-name="T1">Runtime Scope</text:span> que acabam de veure).</text:p>
      <text:p text:style-name="P137">📌 Explicar a fons <text:span text:style-name="T1">this</text:span> queda més enllà dels objectíus d'aquest curs, però per a qui tingui interés en aprofundir, us deixo a les referències un enllaç a l'article "Understanding Javascript OOP".</text:p>
      <text:h text:style-name="Heading_20_4" text:outline-level="4">ES6+</text:h>
      <text:h text:style-name="Heading_20_5" text:outline-level="5">Noves Funcionalitats</text:h>
      <text:p text:style-name="First_20_paragraph">L'arribada de ES6 va suposar una fita històrica per Javascript (tècnicament ECMASCRIPT).</text:p>
      <text:p text:style-name="Text_20_body">Amb ella arribaren noves característiques molt desitjades. Però el que és millor: Es va canviar la forma en que s'alliberaven les noves versions de l'especificació per un sistema molt més eficient i dinàmic:</text:p>
      <text:p text:style-name="Text_20_body">Ara cada any s'allibera una nova versió. Per exemple, la d'enguany serà la ES2018.</text:p>
      <text:p text:style-name="Text_20_body">Això és possible gràcies a que les noves funcionalitats poden ser provades molt abans gràcies a l'ús de polyfills i transpiladors que ens permeten executar codi que fa servir les darreres funcionalitats en motors que encara no les suporten.</text:p>
      <text:p text:style-name="Text_20_body">Les següents son algunes de les noves característiques més interessants:</text:p>
      <text:list text:style-name="L54">
        <text:list-item>
          <text:p text:style-name="P138"><text:span text:style-name="T2">Paràmetres per defecte:</text:span> <text:span text:style-name="Source_Text">function inc(step=1){this.counter += step}</text:span>.</text:p>
        </text:list-item>
        <text:list-item>
          <text:p text:style-name="P138"><text:span text:style-name="T2">Template Literals:</text:span></text:p>
          <text:list text:style-name="L55">
            <text:list-item>
              <text:p text:style-name="P139">Fins ara per definir cadenes de text literals podiem fer servir cometes simples o dobles. Ara s'afegeix el caràcter d'accent greu o <text:span text:style-name="T1">backtick</text:span> (`).</text:p>
            </text:list-item>
            <text:list-item>
              <text:p text:style-name="P139">Les cadenes així definides s'anomenen <text:span text:style-name="T1">template literals</text:span> i entre d'altres característiques més avançades, son multi-línia (ja no cal posar <text:span text:style-name="Source_Text">\n</text:span>, etc...) i permeten la interpolació de variables o expressions.</text:p>
            </text:list-item>
          </text:list>
        </text:list-item>
        <text:list-item>
          <text:p text:style-name="P138"><text:span text:style-name="T2">Destructuració:</text:span></text:p>
          <text:list text:style-name="L56">
            <text:list-item>
              <text:p text:style-name="P140">En objectes: <text:span text:style-name="Source_Text">let {foo, bar} = {foo: "Hello", bar: "world!", baz: <text:s text:c="2"/>"lost"}</text:span>.</text:p>
            </text:list-item>
            <text:list-item>
              <text:p text:style-name="P140">I arrays: <text:span text:style-name="Source_Text">let [a, b] = [1, 2]</text:span>, <text:span text:style-name="Source_Text">[a, b] = [b, a]</text:span></text:p>
            </text:list-item>
          </text:list>
        </text:list-item>
        <text:list-item>
          <text:p text:style-name="P138"><text:span text:style-name="T2">Arrow Functions:</text:span> <text:span text:style-name="Source_Text">let double = n=&gt;n*2</text:span></text:p>
          <text:list text:style-name="L57">
            <text:list-item>
              <text:p text:style-name="P141">Molt convenients per a implementar callbacks senzills (augmentant la legibilitat).</text:p>
            </text:list-item>
            <text:list-item>
              <text:p text:style-name="P141">Al temps que <text:span text:style-name="T2">absolutament desaconsellables</text:span> en la resta de casos: Per a funcions llargues empitjoren la legibilitat i, a més, el seu comportament no és igual (hereten el <text:span text:style-name="T1">this</text:span> de la funció on han estat invocades).</text:p>
            </text:list-item>
          </text:list>
        </text:list-item>
        <text:list-item>
          <text:p text:style-name="P138"><text:span text:style-name="T2">Promeses</text:span> Que tractarem més endavant en abordar el tema de la <text:span text:style-name="T1">programació asíncrona</text:span>.</text:p>
        </text:list-item>
        <text:list-item>
          <text:p text:style-name="P138"><text:span text:style-name="Source_Text">let</text:span><text:span text:style-name="T2"> i </text:span><text:span text:style-name="Source_Text">const</text:span><text:span text:style-name="T2">:</text:span> De les que ja hem parlat.</text:p>
        </text:list-item>
        <text:list-item>
          <text:p text:style-name="P138"><text:span text:style-name="T2">El keyword </text:span><text:span text:style-name="T3">class</text:span><text:span text:style-name="T2">:</text:span> Que proveeix una sintaxi millor a l'hora de crear objectes, tot i que pot ser l'elecció del nom no fora la més adequada, doncs indueix a pensar que pugui funcionar com el keyword <text:span text:style-name="T1">class</text:span> d'altres llenguatges.</text:p>
        </text:list-item>
        <text:list-item>
          <text:p text:style-name="P138"><text:span text:style-name="T2">Mòduls ES6.</text:span></text:p>
        </text:list-item>
      </text:list>
      <text:p text:style-name="P142">☞ A l'apartat de <text:span text:style-name="T1">referències</text:span> us deixo un article que les explica en més profunditat.</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2">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1">polyfills</text:span> i els <text:span text:style-name="T1">transpiladors</text:span> (o "transpilers").</text:p>
      <text:h text:style-name="Heading_20_6" text:outline-level="6">Polyfill</text:h>
      <text:p text:style-name="First_20_paragraph">Un <text:span text:style-name="T1">polyfill</text:span> és un bocí de codi Javascript que implementa una funcionalitat <text:span text:style-name="T1">futura</text:span> que encara no està disponible a la versió del motor que l'executa.</text:p>
      <text:p text:style-name="Text_20_body">D'aquesta manera ens asseguram que el nostre codi, tot i fer ús d'una nova funcionalitat, s'executarà sense problemes fins i tot en motors que encara no la suportin.</text:p>
      <text:p text:style-name="Text_20_body">Els <text:span text:style-name="T1">polyfills</text:span> apliquen una tècnica que s'anomena <text:span text:style-name="T1">detecció de funcionalitat</text:span> per saber si s'han d'aplicar o no. Així, si incloem un <text:span text:style-name="T1">olyfill</text:span> al nostre programa i aquest és executat per un motor que ja no el necessita, el <text:span text:style-name="T1">polyfill</text:span> s'autoinhibirà de manera que, de forma transparent, passarem a fer servir la implementació nativa.</text:p>
      <text:p text:style-name="Text_20_body">Per exemple, un <text:span text:style-name="T1">polyfill</text:span> per assegurar la disponibilitat de <text:span text:style-name="T1">Promeses</text:span> tindria una forma semblant al següent:</text:p>
      <text:p text:style-name="P143">(function(global) {</text:p>
      <text:p text:style-name="P144"><text:s text:c="4"/>if (! global.Promise) {</text:p>
      <text:p text:style-name="P145"><text:s text:c="8"/>global.Promise = class {</text:p>
      <text:p text:style-name="P146"><text:s text:c="11"/>...</text:p>
      <text:p text:style-name="P147"><text:s text:c="8"/>}</text:p>
      <text:p text:style-name="P148"><text:s text:c="4"/>};</text:p>
      <text:p text:style-name="P149">})(window || process);</text:p>
      <text:p text:style-name="P150">📌 La tècnica de <text:span text:style-name="T1">detecció de funcionalitat</text:span> no només es fa servir per als <text:span text:style-name="T1">polyfills</text:span>: La podem fer servir també nosaltres sempre que ens enfrontem a la situació de voler fer servir una funcionalitat que no estem segurs estarà disponible en tots els casos.</text:p>
      <text:p text:style-name="P150">D'aquesta manera podem oferir una funcionalitat alternativa o simplement ometre-la però sense que afecti a l'estabilitat de la resta del codi.</text:p>
      <text:p text:style-name="P150">Per exemple, algunes APIs d'HTML5, com la que ens permet activar la vibració del mòbil, difícilment estaran disponibles en navegadors PC.</text:p>
      <text:p text:style-name="First_20_paragraph">Una de les llibreries de <text:span text:style-name="T1">Polyfills</text:span> més extensament utilitzada és <text:span text:style-name="T1">Modernizr</text:span>, que podeu trobar enllaçada a les <text:span text:style-name="T1">referències</text:span>.</text:p>
      <text:h text:style-name="Heading_20_6" text:outline-level="6">Transpiladors</text:h>
      <text:p text:style-name="First_20_paragraph"><text:span text:style-name="T1">Promise</text:span> és un objecte que, com hem vist, podem implementar nosaltres mateixos en Javascript i aplicar-lo, només si cal, en temps d'execució (<text:span text:style-name="T1">polyfill</text:span>).</text:p>
      <text:p text:style-name="Text_20_body">Però quan es tracta però de construccions del llenguatge, com les sentències <text:span text:style-name="Source_Text">let</text:span> i <text:span text:style-name="Source_Text">const</text:span> o com la <text:span text:style-name="T1">destructuració</text:span> d'objectes, no queda altra opció que reescriure el codi de manera que, amb les eines disponibles, faci el mateix (o, cas que no sigui posible, presenti la funcionalitat més semblant possible) que hauria fet l'original en un intèrpret que la suportàs.</text:p>
      <text:p text:style-name="Text_20_body">En aquest cas no podem simplement carregar una llibreria, sinó que és necessari transformar el codi original en una versió modificada que sigui compatible.</text:p>
      <text:p text:style-name="Text_20_body">Les eines que ens permeten fer aquesta transformació de forma automatitzada es diuen <text:span text:style-name="T1">transpiladors</text:span>.</text:p>
      <text:p text:style-name="Text_20_body">El més conegut és el <text:span text:style-name="T1">Babel</text:span>, que teniu també enllaçat a les referències.</text:p>
      <text:h text:style-name="Heading_20_4" text:outline-level="4">Referències</text:h>
      <text:list text:style-name="L58">
        <text:list-item>
          <text:p text:style-name="P151">Understanding Javascript OOP: <text:a xlink:type="simple" xlink:href="" office:name=""><text:span text:style-name="Definition">https://robotlolita.me/2011/10/09/understanding-javascript-oop.html</text:span></text:a>.</text:p>
        </text:list-item>
        <text:list-item>
          <text:p text:style-name="P151">Top 10 ES6 Features Every Busy JavaScript Developer Must Know: <text:a xlink:type="simple" xlink:href="" office:name=""><text:span text:style-name="Definition">https://webapplog.com/es6/</text:span></text:a>.</text:p>
        </text:list-item>
        <text:list-item>
          <text:p text:style-name="P151">Modernizr: <text:a xlink:type="simple" xlink:href="" office:name=""><text:span text:style-name="Definition">https://modernizr.com/</text:span></text:a>.</text:p>
        </text:list-item>
        <text:list-item>
          <text:p text:style-name="P151">Babel: <text:a xlink:type="simple" xlink:href="" office:name=""><text:span text:style-name="Definition">https://babeljs.io/</text:span></text:a>.</text:p>
        </text:list-item>
        <text:list-item>
          <text:p text:style-name="P151">Altres:</text:p>
          <text:list text:style-name="L59">
            <text:list-item>
              <text:p text:style-name="P152">Motor de JavaScript V8 de Google: <text:a xlink:type="simple" xlink:href="" office:name=""><text:span text:style-name="Definition">https://ca.wikipedia.org/wiki/V8_(int%C3%A8rpret_JavaScript)</text:span></text:a>.</text:p>
            </text:list-item>
          </text:list>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60">
        <text:list-item>
          <text:p text:style-name="P153">El vostre nom i llinatges.</text:p>
        </text:list-item>
        <text:list-item>
          <text:p text:style-name="P153">Els vostres coneixements i experiència en HTML i/o altres tecnologies.</text:p>
        </text:list-item>
        <text:list-item>
          <text:p text:style-name="P153">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61">
        <text:list-item>
          <text:p text:style-name="P154">Un editor de text que suporti ressaltat sintàctic.</text:p>
        </text:list-item>
        <text:list-item>
          <text:p text:style-name="P154">Un servidor web per poder visualitzar els exercicis que anem fent no només al nostre ordinador, sinó com a mínim també al nostre smartphone.</text:p>
        </text:list-item>
        <text:list-item>
          <text:p text:style-name="P154">També farem servir un motor de plantilles HTML. Concretament el <text:span text:style-name="T1">Pug</text:span> (abans conegut com a "Jade"). Això ens permetrà:</text:p>
          <text:list text:style-name="L62">
            <text:list-item>
              <text:p text:style-name="P155">Generar HTML molt més ràpidament.</text:p>
            </text:list-item>
            <text:list-item>
              <text:p text:style-name="P155">Amb menys propensió a errors (perquè la sintaxi és més clara i perquè si cometem errors greus el compilador els detectarà).</text:p>
            </text:list-item>
            <text:list-item>
              <text:p text:style-name="P155">Fer servir models de dades externs (el que seria separar la vista de les dades en un model MVC).</text:p>
            </text:list-item>
          </text:list>
        </text:list-item>
      </text:list>
      <text:p text:style-name="P156">📌 A les <text:span text:style-name="T1">Referències</text:span> trobareu l'enllaç al portal web del motor de plantilles <text:span text:style-name="T1">Pug</text:span> on s'explica perfectament la seva senzilla sintaxi.</text:p>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1">Pug</text:span>. Però se li pot afegir mitjançant el seu sistema de paquets:</text:p>
      <text:list text:style-name="L63">
        <text:list-item>
          <text:p text:style-name="P157">Menú Preferences -&gt; Package Control</text:p>
        </text:list-item>
      </text:list>
      <text:p text:style-name="P158">☞ Si l'acabam d'instal·lar, no trobarem aquesta opció. Per activar-la:</text:p>
      <text:list text:style-name="L64">
        <text:list-item>
          <text:p text:style-name="P159">Teclejarem <text:span text:style-name="Source_Text">Ctrl+Shift+P</text:span>.</text:p>
        </text:list-item>
        <text:list-item>
          <text:p text:style-name="P159">Ens sortirà un camp de text al que escriurem "install package control" i pitjarem <text:span text:style-name="Source_Text">Enter</text:span></text:p>
        </text:list-item>
      </text:list>
      <text:list text:style-name="L65">
        <text:list-item>
          <text:p text:style-name="P160">Teclejam 'pi' i sel·leccionam "Install Package"</text:p>
        </text:list-item>
        <text:list-item>
          <text:p text:style-name="P160">Teclejam 'Pug' i sel·leccionam "Pug"</text:p>
        </text:list-item>
      </text:list>
      <text:h text:style-name="Heading_20_2" text:outline-level="2">Servidor Web i Motor de Plantilles PUG.</text:h>
      <text:p text:style-name="First_20_paragraph">Com a Servidor Web, farem servir <text:span text:style-name="T1">Express</text:span>. Que és un framework per <text:span text:style-name="T1">Node.JS</text:span> disponible al repositori de paquets <text:span text:style-name="T1">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1">Express</text:span> per poder començar a treballar:</text:p>
      <text:h text:style-name="Heading_20_3" text:outline-level="3">Prerequisits</text:h>
      <text:list text:style-name="L66">
        <text:list-item>
          <text:p text:style-name="P161"><text:span text:style-name="T1">Node.JS</text:span> i <text:span text:style-name="T1">NPM</text:span>: Els ordinadors de l'aula ja els tenen instal·lats.</text:p>
          <text:list text:style-name="L67">
            <text:list-item>
              <text:p text:style-name="P162">A l'apartat de <text:a xlink:type="simple" xlink:href="#referències-1" office:name=""><text:span text:style-name="Definition">referències</text:span></text:a> trobareu més informació si voleu instal·lar-vos-els a casa.</text:p>
            </text:list-item>
          </text:list>
        </text:list-item>
        <text:list-item>
          <text:p text:style-name="P161"><text:span text:style-name="T1">Express-generator</text:span>: És una eina en línia de comandes que ens permetrà crear projectes <text:span text:style-name="T1">Expres</text:span> funcionals només executant una comanda.</text:p>
          <text:list text:style-name="L68">
            <text:list-item>
              <text:p text:style-name="P163">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1">1.</text:span> Cream un directori, per exemple de nom "exercicis", on emmagatzemar els nostres exercicis i projectes i ens situam en ell.</text:p>
      <text:p text:style-name="P164">u@m:~$ mkdir exercicis</text:p>
      <text:p text:style-name="P165">u@m:~$ cd exercicis</text:p>
      <text:p text:style-name="P166">u@m:~/exercicis$</text:p>
      <text:p text:style-name="First_20_paragraph"><text:span text:style-name="T1">2.</text:span> Repetirem el pas anterior per crear a dins d'aquest un subdirectori, per exemple "cursHTML5" per al nostre primer projecte.</text:p>
      <text:p text:style-name="P167">u@m:~/exercicis$ mkdir cursHTML5</text:p>
      <text:p text:style-name="P168">u@m:~/exercicis$ cd cursHTML5/</text:p>
      <text:p text:style-name="P169">u@m:~/exercicis/cursHTML5$</text:p>
      <text:p text:style-name="First_20_paragraph"><text:span text:style-name="T1">3.</text:span> Fem servir la comanda <text:span text:style-name="Source_Text">express</text:span> (l'<text:span text:style-name="T1">express-generator</text:span>) per crear un projecte buit.</text:p>
      <text:p text:style-name="Text_20_body">Farem servir el paràmetre <text:span text:style-name="Source_Text">--view=pug</text:span> per indicar-li que volem fer servir específicament aquest motor de plantilles:</text:p>
      <text:p text:style-name="P170">u@m:~/exercicis/cursHTML5$ express --view=pug</text:p>
      <text:p text:style-name="P171"/>
      <text:p text:style-name="P172"><text:s text:c="3"/>create : public/</text:p>
      <text:p text:style-name="P173"><text:s text:c="3"/>create : public/javascripts/</text:p>
      <text:p text:style-name="P174"><text:s text:c="3"/>create : public/images/</text:p>
      <text:p text:style-name="P175"><text:s text:c="3"/>create : public/stylesheets/</text:p>
      <text:p text:style-name="P176"><text:s text:c="3"/>create : public/stylesheets/style.css</text:p>
      <text:p text:style-name="P177"><text:s text:c="3"/>create : routes/</text:p>
      <text:p text:style-name="P178"><text:s text:c="3"/>create : routes/index.js</text:p>
      <text:p text:style-name="P179"><text:s text:c="3"/>create : routes/users.js</text:p>
      <text:p text:style-name="P180"><text:s text:c="3"/>create : views/</text:p>
      <text:p text:style-name="P181"><text:s text:c="3"/>create : views/error.pug</text:p>
      <text:p text:style-name="P182"><text:s text:c="3"/>create : views/index.pug</text:p>
      <text:p text:style-name="P183"><text:s text:c="3"/>create : views/layout.pug</text:p>
      <text:p text:style-name="P184"><text:s text:c="3"/>create : app.js</text:p>
      <text:p text:style-name="P185"><text:s text:c="3"/>create : package.json</text:p>
      <text:p text:style-name="P186"><text:s text:c="3"/>create : bin/</text:p>
      <text:p text:style-name="P187"><text:s text:c="3"/>create : bin/www</text:p>
      <text:p text:style-name="P188"/>
      <text:p text:style-name="P189"><text:s text:c="3"/>install dependencies:</text:p>
      <text:p text:style-name="P190"><text:s text:c="5"/>$ npm install</text:p>
      <text:p text:style-name="P191"/>
      <text:p text:style-name="P192"><text:s text:c="3"/>run the app:</text:p>
      <text:p text:style-name="P193"><text:s text:c="5"/>$ DEBUG=curshtml5:* npm start</text:p>
      <text:p text:style-name="First_20_paragraph">Això ens haurà creat una estructura de fitxers i directoris com aquesta:</text:p>
      <text:p text:style-name="P194">.</text:p>
      <text:p text:style-name="P195">├── app.js</text:p>
      <text:p text:style-name="P196">├── bin</text:p>
      <text:p text:style-name="P197">│ <text:s text:c="2"/>└── www</text:p>
      <text:p text:style-name="P198">├── package.json</text:p>
      <text:p text:style-name="P199">├── package-lock.json</text:p>
      <text:p text:style-name="P200">├── public</text:p>
      <text:p text:style-name="P201">│ <text:s text:c="2"/>├── images</text:p>
      <text:p text:style-name="P202">│ <text:s text:c="2"/>├── javascripts</text:p>
      <text:p text:style-name="P203">│ <text:s text:c="2"/>└── stylesheets</text:p>
      <text:p text:style-name="P204">│ <text:s text:c="6"/>└── style.css</text:p>
      <text:p text:style-name="P205">├── routes</text:p>
      <text:p text:style-name="P206">│ <text:s text:c="2"/>├── index.js</text:p>
      <text:p text:style-name="P207">│ <text:s text:c="2"/>└── users.js</text:p>
      <text:p text:style-name="P208">└── views</text:p>
      <text:p text:style-name="P209"><text:s text:c="4"/>├── error.pug</text:p>
      <text:p text:style-name="P210"><text:s text:c="4"/>├── index.pug</text:p>
      <text:p text:style-name="P211"><text:s text:c="4"/>└── layout.pug</text:p>
      <text:p text:style-name="First_20_paragraph">Les dues següents passes ja ens les ha suggerit el propi express-generator...</text:p>
      <text:p text:style-name="Text_20_body"><text:span text:style-name="T1">4.</text:span> Executam <text:span text:style-name="Source_Text">npm install</text:span> per tal que s'instal·lin totes les dependències:</text:p>
      <text:p text:style-name="P212">u@m:~/exercicis/cursHTML5$ npm install</text:p>
      <text:p text:style-name="P213">npm notice created a lockfile as package-lock.json. You should commit this file.</text:p>
      <text:p text:style-name="P214">added 118 packages from 174 contributors and audited 247 packages in 3.707s</text:p>
      <text:p text:style-name="P215">found 0 vulnerabilities</text:p>
      <text:p text:style-name="First_20_paragraph">i...</text:p>
      <text:p text:style-name="Text_20_body"><text:span text:style-name="T1">5.</text:span> Arrancam el nostre nou servidor web. Podem fer servir la comanda que s'ens o, en el nostre cas, amb <text:span text:style-name="Source_Text">npm start</text:span> serà suficient.</text:p>
      <text:p text:style-name="P216">u@m:~/exercicis/cursHTML5$ npm start</text:p>
      <text:p text:style-name="P217"/>
      <text:p text:style-name="P218">&gt; curshtml5@0.0.0 start /home/usuari/exercicis/cursHTML5</text:p>
      <text:p text:style-name="P219">&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69">
        <text:list-item>
          <text:p text:style-name="P220">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P221">📌 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3" text:outline-level="3">Plantilles <text:span text:style-name="T1">Pug</text:span></text:h>
      <text:p text:style-name="First_20_paragraph">Ja tenim un servidor web amb el que podem penjar tota mena de fitxers estàtics. Ja siguin html, css, imatges, javascript...</text:p>
      <text:p text:style-name="Text_20_body">Però fer feina amb fitxers html directament resulta molt dificultós i propens a errors.</text:p>
      <text:p text:style-name="Text_20_body">Exprés ens permet fer servir motors de plantilles, com el <text:span text:style-name="T1">Pug</text:span>, que no només ens faciliten molt la feina, sinó que també ens eviten moltes hores cercant errors estúpids com tancar un tag malament (o simplement no fer-ho) ja que sabem que el HTML que ens generarà serà sempre, com a mínim estructuralment, correcte.</text:p>
      <text:p text:style-name="Text_20_body">Al projecte <text:span text:style-name="T1">Expres</text:span> que hem creat anteriorment, podem veure com a dins el directori <text:span text:style-name="T1">views</text:span> tenim tres fitxers:</text:p>
      <text:p text:style-name="Text_20_body">error.pug index.pug layout.pug</text:p>
      <text:p text:style-name="Text_20_body"><text:span text:style-name="T2">layout.pug:</text:span></text:p>
      <text:p text:style-name="P222">doctype html</text:p>
      <text:p text:style-name="P223">html</text:p>
      <text:p text:style-name="P224"><text:s text:c="2"/>head</text:p>
      <text:p text:style-name="P225"><text:s text:c="4"/>title= title</text:p>
      <text:p text:style-name="P226"><text:s text:c="4"/>link(rel='stylesheet', href='/stylesheets/style.css')</text:p>
      <text:p text:style-name="P227"><text:s text:c="2"/>body</text:p>
      <text:p text:style-name="P228"><text:s text:c="4"/>block content</text:p>
      <text:p text:style-name="First_20_paragraph"><text:span text:style-name="T2">index.pug:</text:span></text:p>
      <text:p text:style-name="P229">extends layout</text:p>
      <text:p text:style-name="P230"/>
      <text:p text:style-name="P231">block content</text:p>
      <text:p text:style-name="P232"><text:s text:c="2"/>h1= title</text:p>
      <text:p text:style-name="P233"><text:s text:c="2"/>p Welcome to #{title}</text:p>
      <text:p text:style-name="First_20_paragraph"><text:span text:style-name="T2">error.pug:</text:span></text:p>
      <text:p text:style-name="P234">extends layout</text:p>
      <text:p text:style-name="P235"/>
      <text:p text:style-name="P236">block content</text:p>
      <text:p text:style-name="P237"><text:s text:c="2"/>h1= message</text:p>
      <text:p text:style-name="P238"><text:s text:c="2"/>h2= error.status</text:p>
      <text:p text:style-name="P239"><text:s text:c="2"/>pre #{error.stack}</text:p>
      <text:p text:style-name="First_20_paragraph">Si be la sintaxi és prou autoexplicativa, a l'apartat de <text:span text:style-name="T1">Referències</text:span> hi trobareu també l'enllaç a la plana web de <text:span text:style-name="T1">Pug</text:span> on podreu aprendre com li podeu treure més suc.</text:p>
      <text:p text:style-name="Text_20_body">En aquest cas però, aquestes plantilles no es publiquen automàticament, sinó que estan pensades per a ser utilitzades des d'un programa més complex.</text:p>
      <text:p text:style-name="Text_20_body">El responsable de que en accedir a http://localhost:3000 vegem la plantilla <text:span text:style-name="T1">index.pug</text:span> renderitzada és la següent <text:span text:style-name="T1">ruta</text:span> que podem trobar al fitxer <text:span text:style-name="T1">routes/index.js</text:span>:</text:p>
      <text:p text:style-name="P240">/* GET home page. */</text:p>
      <text:p text:style-name="P241">router.get('/', function(req, res, next) {</text:p>
      <text:p text:style-name="P242"><text:s text:c="2"/>res.render('index', { title: 'Express' });</text:p>
      <text:p text:style-name="P243">});</text:p>
      <text:p text:style-name="First_20_paragraph">Com que l'objectiu del curs no és aprendre <text:span text:style-name="T1">Express</text:span>, simplement afegirem aquesta nova ruta al mateix fitxer:</text:p>
      <text:p text:style-name="P244">/* Get any (root-level) pug template. */</text:p>
      <text:p text:style-name="P245">router.get('/:baseName.html', function(req, res, next) {</text:p>
      <text:p text:style-name="P246"><text:s text:c="2"/>const bName = req.params.baseName;</text:p>
      <text:p text:style-name="P247"><text:s text:c="2"/>var model = {};</text:p>
      <text:p text:style-name="P248"><text:s text:c="2"/>try {</text:p>
      <text:p text:style-name="P249"><text:s text:c="4"/>model = require("../models/"+bName + ".js");</text:p>
      <text:p text:style-name="P250"><text:s text:c="2"/>} catch (err) {</text:p>
      <text:p text:style-name="P251"><text:s text:c="4"/>console.warn("Error processant el model: models/" + bName + ".js");</text:p>
      <text:p text:style-name="P252"><text:s text:c="2"/>};</text:p>
      <text:p text:style-name="P253"><text:s text:c="2"/>res.render(bName, model);</text:p>
      <text:p text:style-name="P254">});</text:p>
      <text:p text:style-name="First_20_paragraph">Amb ella, i un cop arrancat de nou el servidor amb la comanda <text:span text:style-name="Source_Text">npm start</text:span>, qualsevol fitxer <text:span text:style-name="T1">Pug</text:span> que desem al directori <text:span text:style-name="T1">views</text:span>, estarà disponible sota la ruta del mateix nom però extensió <text:span text:style-name="Source_Text">.html</text:span>.</text:p>
      <text:p text:style-name="Text_20_body"><text:span text:style-name="T2">Exemple:</text:span> <text:span text:style-name="Source_Text">views/cursHTML.pug</text:span> -&gt; <text:span text:style-name="Source_Text">http://localhost:3000/cursHTML.html</text:span>.</text:p>
      <text:p text:style-name="P255">📌 Aquesta ruta, a més, intentarà trobar un fitxer, també del mateix nom, però amb extensió <text:span text:style-name="T1">.js</text:span> i sota el directori <text:span text:style-name="T1">models</text:span> que carregarà com a <text:span text:style-name="T1">model</text:span> de dades per a la nostra plantilla.</text:p>
      <text:p text:style-name="P255">Així, si cream aquest directori (<text:span text:style-name="Source_Text">mkdir models</text:span>) i, seguint amb l'exemple anterior, hi desam un fitxer <text:span text:style-name="Source_Text">cursHTML.js</text:span> amb un contingut semblant al següent, hi podrem accedir des de la nostra plantilla evitant-nos així haver de mesclar aquesta amb les dades a mostrar:</text:p>
      <text:p text:style-name="P256">module.exports = {</text:p>
      <text:p text:style-name="P257"><text:s text:c="2"/>title: "Curs HTML 5",</text:p>
      <text:p text:style-name="P258"><text:s text:c="2"/>someTable: [</text:p>
      <text:p text:style-name="P259"><text:s text:c="4"/>{</text:p>
      <text:p text:style-name="P260"><text:s text:c="6"/>name: "Manel",</text:p>
      <text:p text:style-name="P261"><text:s text:c="6"/>birthdate: "21/04/1983",</text:p>
      <text:p text:style-name="P262"><text:s text:c="6"/>address: "A ca seva",</text:p>
      <text:p text:style-name="P263"><text:s text:c="4"/>},</text:p>
      <text:p text:style-name="P264"><text:s text:c="4"/>...</text:p>
      <text:p text:style-name="P265"><text:s text:c="2"/>],</text:p>
      <text:p text:style-name="P266">}</text:p>
      <text:h text:style-name="Heading_20_2" text:outline-level="2">Referències</text:h>
      <text:list text:style-name="L70">
        <text:list-item>
          <text:p text:style-name="P267"><text:span text:style-name="T1">Sublime Text</text:span>: <text:a xlink:type="simple" xlink:href="" office:name=""><text:span text:style-name="Definition">https://www.sublimetext.com/</text:span></text:a>.</text:p>
          <text:list text:style-name="L71">
            <text:list-item>
              <text:p text:style-name="P268">Instruccions Ubuntu: <text:a xlink:type="simple" xlink:href="" office:name=""><text:span text:style-name="Definition">http://tipsonubuntu.com/2017/05/30/install-sublime-text-3-ubuntu-16-04-official-way/</text:span></text:a>.</text:p>
            </text:list-item>
          </text:list>
        </text:list-item>
        <text:list-item>
          <text:p text:style-name="P267">Instal·lació Node.JS i NPM:</text:p>
          <text:list text:style-name="L72">
            <text:list-item>
              <text:p text:style-name="P269">Via <text:span text:style-name="T1">NVM</text:span> (recomanat): <text:a xlink:type="simple" xlink:href="" office:name=""><text:span text:style-name="Definition">https://github.com/creationix/nvm/blob/master/README.md#install-script</text:span></text:a>.</text:p>
            </text:list-item>
            <text:list-item>
              <text:p text:style-name="P269">Amb el gestor de paquets del Sistema Operatiu: <text:a xlink:type="simple" xlink:href="" office:name=""><text:span text:style-name="Definition">https://nodejs.org/es/download/package-manager/</text:span></text:a>.</text:p>
            </text:list-item>
            <text:list-item>
              <text:p text:style-name="P269">Instal·lació manual: <text:a xlink:type="simple" xlink:href="" office:name=""><text:span text:style-name="Definition">https://nodejs.org/en/download/</text:span></text:a>.</text:p>
            </text:list-item>
          </text:list>
        </text:list-item>
        <text:list-item>
          <text:p text:style-name="P267">Motor de plantilles Pug: <text:a xlink:type="simple" xlink:href="" office:name=""><text:span text:style-name="Definition">https://pugj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